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49cm" fo:break-before="auto" style:use-optimal-row-height="true"/>
    </style:style>
    <style:style style:name="ro3" style:family="table-row">
      <style:table-row-properties style:row-height="2.312cm" fo:break-before="auto" style:use-optimal-row-height="true"/>
    </style:style>
    <style:style style:name="ro4" style:family="table-row">
      <style:table-row-properties style:row-height="1.386cm" fo:break-before="auto" style:use-optimal-row-height="true"/>
    </style:style>
    <style:style style:name="ro5" style:family="table-row">
      <style:table-row-properties style:row-height="0.924cm" fo:break-before="auto" style:use-optimal-row-height="true"/>
    </style:style>
    <style:style style:name="ro6" style:family="table-row">
      <style:table-row-properties style:row-height="0.7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color="#224b12" style:font-name="LKLUG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byssinica SIL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3"/>
        <table:table-column table:style-name="co1" table:visibility="collapse" table:default-cell-style-name="ce3"/>
        <table:table-column table:style-name="co1" table:default-cell-style-name="ce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Estado Sanguíneo</text:p>
          </table:table-cell>
          <table:table-cell table:style-name="ce1" office:value-type="string" calcext:value-type="string">
            <text:p>Varinha</text:p>
          </table:table-cell>
          <table:table-cell table:style-name="ce1" office:value-type="string" calcext:value-type="string">
            <text:p>Patrono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rry Potter</text:p>
          </table:table-cell>
          <table:table-cell office:value-type="date" office:date-value="1980-07-31" calcext:value-type="date">
            <text:p>31/07/80</text:p>
          </table:table-cell>
          <table:table-cell office:value-type="string" calcext:value-type="string">
            <text:p>Mestiço</text:p>
          </table:table-cell>
          <table:table-cell office:value-type="string" calcext:value-type="string">
            <text:p>28cm, azevinho, pena de fênix</text:p>
          </table:table-cell>
          <table:table-cell office:value-type="string" calcext:value-type="string">
            <text:p>Cervo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vo Dumbledor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estiço</text:p>
          </table:table-cell>
          <table:table-cell office:value-type="string" calcext:value-type="string">
            <text:p>38cm, sabugueiro, pelo de testrálio</text:p>
          </table:table-cell>
          <table:table-cell office:value-type="string" calcext:value-type="string">
            <text:p>fênix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mione Granger</text:p>
          </table:table-cell>
          <table:table-cell office:value-type="date" office:date-value="1979-09-19" calcext:value-type="date">
            <text:p>19/09/79</text:p>
          </table:table-cell>
          <table:table-cell office:value-type="string" calcext:value-type="string">
            <text:p>Nascido-trouxa</text:p>
          </table:table-cell>
          <table:table-cell office:value-type="string" calcext:value-type="string">
            <text:p>25cm, videira, fibra de coração de dragão</text:p>
          </table:table-cell>
          <table:table-cell office:value-type="string" calcext:value-type="string">
            <text:p>lontra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ldemort</text:p>
          </table:table-cell>
          <table:table-cell office:value-type="date" office:date-value="1926-12-31" calcext:value-type="date">
            <text:p>31/12/26</text:p>
          </table:table-cell>
          <table:table-cell office:value-type="string" calcext:value-type="string">
            <text:p>Mestiço</text:p>
          </table:table-cell>
          <table:table-cell office:value-type="string" calcext:value-type="string">
            <text:p>34,3cm, teixo, pena de fênix</text:p>
          </table:table-cell>
          <table:table-cell office:value-type="string" calcext:value-type="string">
            <text:p>nenhum</text:p>
          </table:table-cell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vero Snape</text:p>
          </table:table-cell>
          <table:table-cell office:value-type="date" office:date-value="1960-01-09" calcext:value-type="date">
            <text:p>09/01/60</text:p>
          </table:table-cell>
          <table:table-cell office:value-type="string" calcext:value-type="string">
            <text:p>Mestiço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orça</text:p>
          </table:table-cell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una Lovegood</text:p>
          </table:table-cell>
          <table:table-cell office:value-type="date" office:date-value="1981-02-13" calcext:value-type="date">
            <text:p>13/02/81</text:p>
          </table:table-cell>
          <table:table-cell office:value-type="string" calcext:value-type="string">
            <text:p>Sangue puro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lebre</text:p>
          </table:table-cell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irius Black</text:p>
          </table:table-cell>
          <table:table-cell office:value-type="date" office:date-value="1959-11-03" calcext:value-type="date">
            <text:p>03/11/59</text:p>
          </table:table-cell>
          <table:table-cell office:value-type="string" calcext:value-type="string">
            <text:p>Sangue puro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ão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inerva McGonagall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estiço</text:p>
          </table:table-cell>
          <table:table-cell office:value-type="string" calcext:value-type="string">
            <text:p>36cm, Abeto, corda de coração de dragão</text:p>
          </table:table-cell>
          <table:table-cell office:value-type="string" calcext:value-type="string">
            <text:p>Gato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nald Weasley</text:p>
          </table:table-cell>
          <table:table-cell office:value-type="date" office:date-value="1980-03-01" calcext:value-type="date">
            <text:p>01/03/80</text:p>
          </table:table-cell>
          <table:table-cell office:value-type="string" calcext:value-type="string">
            <text:p>Sangue puro</text:p>
          </table:table-cell>
          <table:table-cell office:value-type="string" calcext:value-type="string">
            <text:p>30cm, freixo, pelo de unicórnio</text:p>
          </table:table-cell>
          <table:table-cell office:value-type="string" calcext:value-type="string">
            <text:p>Jack russel terrier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raco Malfoy</text:p>
          </table:table-cell>
          <table:table-cell office:value-type="date" office:date-value="1980-06-05" calcext:value-type="date">
            <text:p>05/06/80</text:p>
          </table:table-cell>
          <table:table-cell office:value-type="string" calcext:value-type="string">
            <text:p>Sangue puro</text:p>
          </table:table-cell>
          <table:table-cell office:value-type="string" calcext:value-type="string">
            <text:p>25cm, piliriteiro, pelo de unicórnio</text:p>
          </table:table-cell>
          <table:table-cell office:value-type="string" calcext:value-type="string">
            <text:p>nenhum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ílian Potter</text:p>
          </table:table-cell>
          <table:table-cell office:value-type="date" office:date-value="1960-01-30" calcext:value-type="date">
            <text:p>30/01/60</text:p>
          </table:table-cell>
          <table:table-cell office:value-type="string" calcext:value-type="string">
            <text:p>Nascido-trouxa</text:p>
          </table:table-cell>
          <table:table-cell office:value-type="string" calcext:value-type="string">
            <text:p>26cm, salgueiro, nucleo desconhecido</text:p>
          </table:table-cell>
          <table:table-cell office:value-type="string" calcext:value-type="string">
            <text:p>corça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hiago Potter</text:p>
          </table:table-cell>
          <table:table-cell office:value-type="date" office:date-value="1960-03-27" calcext:value-type="date">
            <text:p>27/03/60</text:p>
          </table:table-cell>
          <table:table-cell office:value-type="string" calcext:value-type="string">
            <text:p>Sangue puro</text:p>
          </table:table-cell>
          <table:table-cell office:value-type="string" calcext:value-type="string">
            <text:p>28cm,mogno , nucleo desconhecido</text:p>
          </table:table-cell>
          <table:table-cell office:value-type="string" calcext:value-type="string">
            <text:p>Cervo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mo Lupin</text:p>
          </table:table-cell>
          <table:table-cell office:value-type="date" office:date-value="1960-03-10" calcext:value-type="date">
            <text:p>10/03/60</text:p>
          </table:table-cell>
          <table:table-cell office:value-type="string" calcext:value-type="string">
            <text:p>Mestiço</text:p>
          </table:table-cell>
          <table:table-cell office:value-type="string" calcext:value-type="string">
            <text:p>25cm, cipreste, pelo de unicornio</text:p>
          </table:table-cell>
          <table:table-cell office:value-type="string" calcext:value-type="string">
            <text:p>lobo</text:p>
          </table:table-cell>
        </table:table-row>
        <table:table-row table:style-name="ro6">
          <table:table-cell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Ninfadora Tonks</text:p>
          </table:table-cell>
          <table:table-cell table:style-name="ce5" office:value-type="date" office:date-value="1973-09-01" calcext:value-type="date">
            <text:p>01/09/73</text:p>
          </table:table-cell>
          <table:table-cell table:style-name="ce4" office:value-type="string" calcext:value-type="string">
            <text:p>Mestiço</text:p>
          </table:table-cell>
          <table:table-cell table:style-name="ce4" office:value-type="string" calcext:value-type="string">
            <text:p>desconhecido</text:p>
          </table:table-cell>
          <table:table-cell table:style-name="ce4" office:value-type="string" calcext:value-type="string">
            <text:p>lob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21:07:36.475031239</meta:creation-date>
    <dc:date>2022-08-16T11:37:45.531900829</dc:date>
    <meta:editing-duration>PT1H19M28S</meta:editing-duration>
    <meta:editing-cycles>2</meta:editing-cycles>
    <meta:generator>LibreOffice/6.4.7.2$Linux_X86_64 LibreOffice_project/40$Build-2</meta:generator>
    <meta:document-statistic meta:table-count="1" meta:cell-count="90" meta:object-count="0"/>
  </office:meta>
</office:document-meta>
</file>